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tyle="italic" style:font-style-asian="italic" style:font-style-complex="italic" fo:font-size="18pt" style:font-size-asian="18pt" style:font-size-complex="18pt"/>
    </style:style>
    <style:style style:name="P5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6" style:parent-style-name="Titre3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Titre3" style:family="paragraph">
      <style:paragraph-properties fo:text-align="justify"/>
    </style:style>
    <style:style style:name="P16" style:parent-style-name="Titre3" style:family="paragraph">
      <style:paragraph-properties fo:text-align="justify"/>
      <style:text-properties fo:font-weight="normal" style:font-weight-asian="normal" style:font-weight-complex="normal" fo:font-size="12pt" style:font-size-asian="12pt" style:font-size-complex="12pt"/>
    </style:style>
    <style:style style:name="P17" style:parent-style-name="Standard" style:family="paragraph">
      <style:paragraph-properties fo:text-align="justify"/>
      <style:text-properties fo:font-weight="bold" style:font-weight-asian="bold"/>
    </style:style>
    <style:style style:name="P18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19" style:parent-style-name="Standard" style:family="paragraph">
      <style:paragraph-properties fo:text-align="justify"/>
      <style:text-properties fo:font-weight="bold" style:font-weight-asian="bold"/>
    </style:style>
    <style:style style:name="P20" style:parent-style-name="Standard" style:family="paragraph">
      <style:paragraph-properties fo:text-align="justify"/>
      <style:text-properties fo:font-weight="bold" style:font-weight-asian="bold"/>
    </style:style>
    <style:style style:name="P21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2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3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4" style:parent-style-name="Titre3" style:family="paragraph">
      <style:paragraph-properties fo:text-align="justify"/>
      <style:text-properties fo:font-weight="normal" style:font-weight-asian="normal" style:font-weight-complex="normal" fo:font-size="12pt" style:font-size-asian="12pt" style:font-size-complex="12pt"/>
    </style:style>
    <style:style style:name="P25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6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7" style:parent-style-name="Standard" style:family="paragraph">
      <style:paragraph-properties fo:text-align="justify"/>
      <style:text-properties fo:language="en" fo:country="US"/>
    </style:style>
    <style:style style:name="P28" style:parent-style-name="Standard" style:family="paragraph">
      <style:paragraph-properties fo:text-align="justify"/>
      <style:text-properties fo:language="en" fo:country="US"/>
    </style:style>
    <style:style style:name="P29" style:parent-style-name="Standard" style:family="paragraph">
      <style:paragraph-properties fo:text-align="justify"/>
    </style:style>
    <style:style style:name="P30" style:parent-style-name="Titre3" style:family="paragraph">
      <style:paragraph-properties fo:text-align="justify"/>
    </style:style>
    <style:style style:name="P31" style:parent-style-name="Titre3" style:family="paragraph">
      <style:paragraph-properties fo:text-align="justify"/>
      <style:text-properties fo:font-weight="normal" style:font-weight-asian="normal" style:font-weight-complex="normal" fo:font-size="12pt" style:font-size-asian="12pt" style:font-size-complex="12pt"/>
    </style:style>
    <style:style style:name="P32" style:parent-style-name="Standard" style:family="paragraph">
      <style:paragraph-properties fo:text-align="justify"/>
      <style:text-properties fo:font-weight="bold" style:font-weight-asian="bold"/>
    </style:style>
    <style:style style:name="P33" style:parent-style-name="Standard" style:family="paragraph">
      <style:paragraph-properties fo:text-align="justify"/>
      <style:text-properties fo:font-weight="bold" style:font-weight-asian="bold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fo:language="en" fo:country="US"/>
    </style:style>
    <style:style style:name="P45" style:parent-style-name="Standard" style:family="paragraph">
      <style:paragraph-properties fo:text-align="justify"/>
      <style:text-properties fo:language="en" fo:country="US"/>
    </style:style>
    <style:style style:name="P46" style:parent-style-name="Standard" style:family="paragraph">
      <style:paragraph-properties fo:text-align="justify"/>
      <style:text-properties fo:language="en" fo:country="US"/>
    </style:style>
    <style:style style:name="P47" style:parent-style-name="Standard" style:family="paragraph">
      <style:paragraph-properties fo:text-align="justify"/>
      <style:text-properties fo:language="en" fo:country="US"/>
    </style:style>
    <style:style style:name="P48" style:parent-style-name="Standard" style:family="paragraph">
      <style:paragraph-properties fo:text-align="justify"/>
      <style:text-properties fo:language="en" fo:country="US"/>
    </style:style>
    <style:style style:name="P49" style:parent-style-name="Standard" style:family="paragraph">
      <style:paragraph-properties fo:text-align="justify"/>
      <style:text-properties fo:language="en" fo:country="US"/>
    </style:style>
    <style:style style:name="P50" style:parent-style-name="Standard" style:family="paragraph">
      <style:paragraph-properties fo:text-align="justify"/>
      <style:text-properties fo:language="en" fo:country="US"/>
    </style:style>
    <style:style style:name="P51" style:parent-style-name="Standard" style:family="paragraph">
      <style:paragraph-properties fo:text-align="justify"/>
    </style:style>
    <style:style style:name="T52" style:parent-style-name="Policepardéfaut" style:family="text">
      <style:text-properties fo:language="en" fo:country="US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language="fr" fo:country="FR"/>
    </style:style>
    <style:style style:name="P57" style:parent-style-name="Standard" style:family="paragraph">
      <style:paragraph-properties fo:text-align="justify"/>
      <style:text-properties fo:language="en" fo:country="US"/>
    </style:style>
    <style:style style:name="P58" style:parent-style-name="Standard" style:family="paragraph">
      <style:paragraph-properties fo:text-align="justify"/>
      <style:text-properties fo:font-weight="bold" style:font-weight-asian="bold"/>
    </style:style>
    <style:style style:name="P59" style:parent-style-name="Standard" style:family="paragraph">
      <style:paragraph-properties fo:text-align="justify"/>
      <style:text-properties fo:language="en" fo:country="US"/>
    </style:style>
    <style:style style:name="P60" style:parent-style-name="Standard" style:family="paragraph">
      <style:paragraph-properties fo:text-align="justify"/>
      <style:text-properties fo:language="en" fo:country="US"/>
    </style:style>
    <style:style style:name="P61" style:parent-style-name="Standard" style:family="paragraph">
      <style:paragraph-properties fo:text-align="justify"/>
      <style:text-properties fo:language="en" fo:country="US"/>
    </style:style>
    <style:style style:name="P62" style:parent-style-name="Standard" style:family="paragraph">
      <style:paragraph-properties fo:text-align="justify"/>
      <style:text-properties fo:language="en" fo:country="US"/>
    </style:style>
    <style:style style:name="P63" style:parent-style-name="Standard" style:family="paragraph">
      <style:paragraph-properties fo:text-align="justify"/>
      <style:text-properties fo:language="en" fo:country="US"/>
    </style:style>
    <style:style style:name="P64" style:parent-style-name="Standard" style:family="paragraph">
      <style:paragraph-properties fo:text-align="justify"/>
      <style:text-properties fo:language="en" fo:country="US"/>
    </style:style>
    <style:style style:name="P65" style:parent-style-name="Standard" style:family="paragraph">
      <style:paragraph-properties fo:text-align="justify"/>
      <style:text-properties fo:language="en" fo:country="US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T69" style:parent-style-name="Policepardéfaut" style:family="text">
      <style:text-properties fo:language="en" fo:country="US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74" style:parent-style-name="Policepardéfaut" style:family="text">
      <style:text-properties fo:language="en" fo:country="US"/>
    </style:style>
    <style:style style:name="T75" style:parent-style-name="Policepardéfaut" style:family="text">
      <style:text-properties fo:language="en" fo:country="US"/>
    </style:style>
    <style:style style:name="T76" style:parent-style-name="Policepardéfaut" style:family="text">
      <style:text-properties fo:language="en" fo:country="US"/>
    </style:style>
    <style:style style:name="P77" style:parent-style-name="Standard" style:family="paragraph">
      <style:paragraph-properties fo:text-align="justify"/>
      <style:text-properties fo:language="en" fo:country="US"/>
    </style:style>
    <style:style style:name="P78" style:parent-style-name="Standard" style:family="paragraph">
      <style:paragraph-properties fo:text-align="justify"/>
      <style:text-properties fo:language="en" fo:country="US"/>
    </style:style>
    <style:style style:name="P79" style:parent-style-name="Standard" style:family="paragraph">
      <style:paragraph-properties fo:text-align="justify"/>
      <style:text-properties fo:language="en" fo:country="US"/>
    </style:style>
    <style:style style:name="P80" style:parent-style-name="Standard" style:family="paragraph">
      <style:paragraph-properties fo:text-align="justify"/>
      <style:text-properties fo:language="en" fo:country="US"/>
    </style:style>
    <style:style style:name="P81" style:parent-style-name="Standard" style:family="paragraph">
      <style:paragraph-properties fo:text-align="justify"/>
      <style:text-properties fo:language="en" fo:country="US"/>
    </style:style>
    <style:style style:name="P82" style:parent-style-name="Standard" style:family="paragraph">
      <style:paragraph-properties fo:text-align="justify"/>
      <style:text-properties fo:language="en" fo:country="US"/>
    </style:style>
    <style:style style:name="P83" style:parent-style-name="Standard" style:family="paragraph">
      <style:paragraph-properties fo:text-align="justify"/>
      <style:text-properties fo:language="en" fo:country="US"/>
    </style:style>
    <style:style style:name="P84" style:parent-style-name="Standard" style:family="paragraph">
      <style:paragraph-properties fo:text-align="justify"/>
      <style:text-properties fo:language="en" fo:country="US"/>
    </style:style>
    <style:style style:name="P85" style:parent-style-name="Titre3" style:family="paragraph">
      <style:paragraph-properties fo:text-align="justify"/>
      <style:text-properties fo:font-weight="normal" style:font-weight-asian="normal" style:font-weight-complex="normal" fo:font-size="12pt" style:font-size-asian="12pt" style:font-size-complex="12pt"/>
    </style:style>
    <style:style style:name="P86" style:parent-style-name="Standard" style:family="paragraph">
      <style:paragraph-properties fo:text-align="justify"/>
      <style:text-properties fo:color="#000000"/>
    </style:style>
    <style:style style:name="P87" style:parent-style-name="Standard" style:family="paragraph">
      <style:paragraph-properties fo:text-align="justify"/>
    </style:style>
    <style:style style:name="P88" style:parent-style-name="Titre3" style:family="paragraph">
      <style:paragraph-properties fo:text-align="justify"/>
    </style:style>
    <style:style style:name="T89" style:parent-style-name="Policepardéfaut" style:family="text">
      <style:text-properties fo:color="#000000"/>
    </style:style>
    <style:style style:name="T90" style:parent-style-name="Policepardéfaut" style:family="text">
      <style:text-properties fo:color="#000000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</style:style>
    <style:style style:name="P95" style:parent-style-name="Textbody" style:family="paragraph">
      <style:paragraph-properties fo:text-align="justify"/>
    </style:style>
  </office:automatic-styles>
  <office:body>
    <office:text text:use-soft-page-breaks="true">
      <text:p text:style-name="P1">TP-3 deliverable</text:p>
      <text:p text:style-name="P2"><text:span text:style-name="T3">Student members:<text:s/></text:span><text:span text:style-name="T4">DAI Leslie, GILLARD Antonino</text:span></text:p>
      <text:p text:style-name="P5"/>
      <text:h text:style-name="P6" text:outline-level="3">1. Purpose of the ROS package</text:h>
      <text:p text:style-name="P7">The provided ROS package contains 2 nodes: planning_node and reactive_node.<text:s/></text:p>
      <text:p text:style-name="P8"/>
      <text:p text:style-name="P9">The reactive_node’s goal is to detect when a bot collides with an object and to stop its motors when it’s the case. The collision detection is determined by observing the rotation angles around the x and y axis of the bot. When the latest data diverges too much from the latest observed data, we detect a collision.</text:p>
      <text:p text:style-name="P10"/>
      <text:p text:style-name="P11">The second node’s goal is to plan a path between two points using the A* pathfinding algorithm. We are only using simulations through maps already pre-rendered and published to the /map topic. For testing, we used a map of the classroom we generated during the TP. When no points are provided (default behaviour), the node generates two points and tries to find a path between them.</text:p>
      <text:p text:style-name="P12"/>
      <text:p text:style-name="P13">A second package (tp2_ros_package) is provided for testing the<text:s/>reactive_node.</text:p>
      <text:p text:style-name="P14"/>
      <text:h text:style-name="P15" text:outline-level="3">2. Starting the ROS package</text:h>
      <text:h text:style-name="P16" text:outline-level="3">2.1 With default parameters</text:h>
      <text:p text:style-name="P17">Planning<text:s/>node:<text:s/></text:p>
      <text:p text:style-name="P18">rosrun tp4_ros_package<text:s/>planning_node.py</text:p>
      <text:p text:style-name="P19"/>
      <text:p text:style-name="P20">Reactive node:<text:s/></text:p>
      <text:p text:style-name="P21">rosrun tp4_ros_package<text:s/>reactive_node.py</text:p>
      <text:p text:style-name="P22"/>
      <text:p text:style-name="P23"/>
      <text:h text:style-name="P24" text:outline-level="3">2.2 With custom parameters</text:h>
      <text:p text:style-name="P25">rosrun tp4_ros_package planning_node.py 4</text:p>
      <text:p text:style-name="P26">rosrun tp4_ros_package planning_node.py 8</text:p>
      <text:p text:style-name="P27"/>
      <text:p text:style-name="P28">To define connectivity of the map (4-connective or 8-connective)</text:p>
      <text:p text:style-name="P29"/>
      <text:h text:style-name="P30" text:outline-level="3">3 Using the ROS package</text:h>
      <text:h text:style-name="P31" text:outline-level="3">3.1 with default parameters</text:h>
      <text:p text:style-name="P32"/>
      <text:p text:style-name="P33">Reactive node:<text:s/></text:p>
      <text:p text:style-name="P34"/>
      <text:p text:style-name="P35">(Optional) The user can use the tp2_ros_package provided to move the robot. To do so, run the following command:<text:s/></text:p>
      <text:p text:style-name="P36">$ roslaunch tp2_ros_package example_launch_file.launch</text:p>
      <text:p text:style-name="P37">A terminal will appear when you should input control keys. They are the following :</text:p>
      <text:p text:style-name="P38">u: move forward</text:p>
      <text:soft-page-break/>
      <text:p text:style-name="P39">j: move backward</text:p>
      <text:p text:style-name="P40">h: turn left</text:p>
      <text:p text:style-name="P41">k: turn right</text:p>
      <text:p text:style-name="P42">After moving the robot into a wall, the user should see on the terminal where the node is running the following message:<text:s/></text:p>
      <text:p text:style-name="P43"/>
      <text:p text:style-name="P44">NODE_ID<text:s/>&gt; Collision detected !</text:p>
      <text:p text:style-name="P45">NODE_ID<text:s/>&gt; Motors shutting down for<text:s/>5<text:s/>seconds</text:p>
      <text:p text:style-name="P46"/>
      <text:p text:style-name="P47">where NODE_ID is the id of the node.</text:p>
      <text:p text:style-name="P48"/>
      <text:p text:style-name="P49">The user shouldn’t be able to move the robot until the following message appears:<text:s/></text:p>
      <text:p text:style-name="P50"/>
      <text:p text:style-name="P51"><text:span text:style-name="T52">NODE_ID</text:span><text:span text:style-name="T53"><text:s/>&gt;<text:s/></text:span><text:span text:style-name="T54">5<text:s/></text:span><text:span text:style-name="T55">seconds have elapsed.<text:s/></text:span><text:span text:style-name="T56">Enabling motors</text:span></text:p>
      <text:p text:style-name="P57"/>
      <text:p text:style-name="P58">Planning<text:s/>node:<text:s/></text:p>
      <text:p text:style-name="P59"/>
      <text:p text:style-name="P60">We assume the user has published a map on the /map topic.</text:p>
      <text:p text:style-name="P61"/>
      <text:p text:style-name="P62">After running the command for the planning node, the robot will automatically generate a pair of points on the map and try to create a path between them. If it doesn’t manage to do so, the following message will appear on the terminal:<text:s/></text:p>
      <text:p text:style-name="P63"/>
      <text:p text:style-name="P64">NODE_ID &gt; No path for</text:p>
      <text:p text:style-name="P65">start x : START_X y: START_Y</text:p>
      <text:p text:style-name="P66">end x : END_X y : END_Y</text:p>
      <text:p text:style-name="P67"/>
      <text:p text:style-name="P68">where<text:s/><text:span text:style-name="T69">START_X, START_Y,<text:s/></text:span>END_X, END_Y are coordinates.</text:p>
      <text:p text:style-name="P70"/>
      <text:p text:style-name="P71">Once it manages to generate a path, it will output the following message in the terminal :<text:s/></text:p>
      <text:p text:style-name="P72"/>
      <text:p text:style-name="P73">NODE_ID &gt;<text:span text:style-name="T74"><text:s/>Image saved as 'Map -<text:s/></text:span><text:span text:style-name="T75">TIME</text:span><text:span text:style-name="T76">.png' !"</text:span></text:p>
      <text:p text:style-name="P77"/>
      <text:p text:style-name="P78">where TIME is the time of creation of the file.</text:p>
      <text:p text:style-name="P79"/>
      <text:p text:style-name="P80">You will then find that image file in the same folder where your running terminal is at.</text:p>
      <text:p text:style-name="P81">The node will then exit normally with the following message:<text:s/></text:p>
      <text:p text:style-name="P82"/>
      <text:p text:style-name="P83">Exiting node NODE_NAME</text:p>
      <text:p text:style-name="P84"/>
      <text:h text:style-name="P85" text:outline-level="3">3.2 With custom parameters</text:h>
      <text:p text:style-name="P86">The<text:s/>planning node can take a parameter: 4 or 8, representing the connectivity of the map. 8-connectivity allows diagonal movement for the path but changes nothing for user interaction. Please refer to the former part for the planning node‘s normal behaviour.</text:p>
      <text:p text:style-name="P87"/>
      <text:h text:style-name="P88" text:outline-level="3"><text:span text:style-name="T89">4</text:span><text:span text:style-name="T90"><text:s/>Other</text:span></text:h>
      <text:p text:style-name="P91">At the root of this deliverable, you will find a folder named “ressources”.</text:p>
      <text:p text:style-name="P92">It contains the following:</text:p>
      <text:list text:style-name="LFO1" text:continue-numbering="true">
        <text:list-item>
          <text:p text:style-name="P93">the map obtained during the TP while scanning the classroom<text:s/></text:p>
        </text:list-item>
        <text:list-item>
          <text:p text:style-name="P94">a video of normal behaviour of the reactive node</text:p>
        </text:list-item>
        <text:list-item>
          <text:p text:style-name="P95">images of path generated by the planning node using the earlier mentioned map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tonino GILLARD</dc:creator>
    <meta:creation-date>2019-07-25T16:05:00Z</meta:creation-date>
    <dc:date>2025-04-01T20:31:00Z</dc:date>
    <meta:template xlink:href="Normal.dotm" xlink:type="simple"/>
    <meta:editing-cycles>14</meta:editing-cycles>
    <meta:editing-duration>PT3060S</meta:editing-duration>
    <meta:document-statistic meta:page-count="3" meta:paragraph-count="6" meta:word-count="531" meta:character-count="3446" meta:row-count="24" meta:non-whitespace-character-count="2921"/>
  </office:meta>
</office:document-meta>
</file>